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 text:name="routine_comb"/><text:a xlink:type="simple" xlink:href="https://docs.perl6.org/type/Str#___top" text:style-name="Internet_20_link" text:visited-style-name="Visited_20_Internet_20_Link">routine comb</text:a></text:h>
      <text:p text:style-name="Preformatted_20_Text">multi sub    comb(Str:D   $matcher, Str:D $input, $limit = Inf)</text:p>
      <text:p text:style-name="Preformatted_20_Text">multi sub    comb(Regex:D $matcher, Str:D $input, $limit = Inf, Bool :$match)</text:p>
      <text:p text:style-name="Preformatted_20_Text">multi sub    comb(Int:D $size, Str:D $input, $limit = Inf)</text:p>
      <text:p text:style-name="Preformatted_20_Text">multi method comb(Str:D $input:)</text:p>
      <text:p text:style-name="Preformatted_20_Text">multi method comb(Str:D $input: Str:D   $matcher, $limit = Inf)</text:p>
      <text:p text:style-name="Preformatted_20_Text">multi method comb(Str:D $input: Regex:D $matcher, $limit = Inf, Bool :$match)</text:p>
      <text:p text:style-name="P1">multi method comb(Str:D $input: Int:D $size, $limit = Inf)</text:p>
      <text:p text:style-name="Text_20_body">Searches for <text:span text:style-name="Source_20_Text">$matcher</text:span> in <text:span text:style-name="Source_20_Text">$input</text:span> and returns a list of non-overlapping matches limited to at most <text:span text:style-name="Source_20_Text">$limit</text:span> matches. If <text:span text:style-name="Source_20_Text">$matcher</text:span> is a Regex, each <text:span text:style-name="Source_20_Text">Match</text:span> object is converted to a <text:span text:style-name="Source_20_Text">Str</text:span>, unless <text:span text:style-name="Source_20_Text">$match</text:span> is set.</text:p>
      <text:p text:style-name="Text_20_body">If no matcher is supplied, a list of characters in the string is returned, as if the matcher was <text:span text:style-name="Source_20_Text">rx/./</text:span>.</text:p>
      <text:p text:style-name="Text_20_body">Examples:</text:p>
      <text:p text:style-name="Preformatted_20_Text">say "abc".comb.perl;                 # OUTPUT: «("a", "b", "c").Seq␤» </text:p>
      <text:p text:style-name="Preformatted_20_Text">say 'abcdefghijk'.comb(3).perl;      # OUTPUT: «("abc", "def", "ghi", "jk").Seq␤» </text:p>
      <text:p text:style-name="Preformatted_20_Text">say 'abcdefghijk'.comb(3, 2).perl;   # OUTPUT: «("abc", "def").Seq␤» </text:p>
      <text:p text:style-name="Preformatted_20_Text">say comb(/\w/, "a;b;c").perl;        # OUTPUT: «("a", "b", "c").Seq␤» </text:p>
      <text:p text:style-name="Preformatted_20_Text">say comb(/\N/, "a;b;c").perl;        # OUTPUT: «("a", ";", "b", ";", "c").Seq␤» </text:p>
      <text:p text:style-name="Preformatted_20_Text">say comb(/\w/, "a;b;c", 2).perl;     # OUTPUT: «("a", "b").Seq␤» </text:p>
      <text:p text:style-name="Preformatted_20_Text">say comb(/\w\;\w/, "a;b;c", 2).perl; # OUTPUT: «("a;b",).Seq␤» </text:p>
      <text:p text:style-name="P1">say comb(/.&lt;(.)&gt;/, "&lt;&gt;[]()").perl;   # OUTPUT: «("&gt;", "]", ")").Seq␤» </text:p>
      <text:p text:style-name="Text_20_body">If the matcher is an integer value, <text:span text:style-name="Source_20_Text">comb</text:span> behaves as if the matcher was <text:span text:style-name="Source_20_Text">rx/ . ** {$matcher} /</text:span>, but which is optimized to be much faster.</text:p>
      <text:p text:style-name="Text_20_body">Note that a Regex matcher may control which portion of the matched text is returned by using features which explicitly set the top-level capture.</text:p>
      <text:p text:style-name="Text_20_body"><text:bookmark text:name="routine_lines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ource Han Sans CN Regular" style:font-family-asian="'Source Han Sans CN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7T19:08:31.394429927</meta:creation-date>
    <dc:date>2018-05-27T19:10:11.850405512</dc:date>
    <meta:editing-duration>PT1M40S</meta:editing-duration>
    <meta:editing-cycles>1</meta:editing-cycles>
    <meta:document-statistic meta:table-count="0" meta:image-count="0" meta:object-count="0" meta:page-count="1" meta:paragraph-count="21" meta:word-count="234" meta:character-count="1600" meta:non-whitespace-character-count="1323"/>
    <meta:generator>LibreOffice/6.0.3.2$Linux_X86_64 LibreOffice_project/00$Build-2</meta:generator>
  </office:meta>
</office:document-meta>
</file>